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</style:style>
    <style:style style:name="P142" style:family="paragraph" style:parent-style-name="Text_20_body" style:list-style-name="L13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35">
        <text:list-item>
          <text:p text:style-name="P14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40">O que são e o que fazem os administradores:<text:line-break/></text:p>
          <text:list text:style-name="L136">
            <text:list-item>
              <text:p text:style-name="P14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4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40">Acesso ao <text:span text:style-name="T1">MySQL</text:span> pelo terminal é necessario usar o comando:<text:line-break/>mysql -u root -p<text:line-break/></text:p>
          <text:list text:style-name="L137">
            <text:list-item>
              <text:p text:style-name="P142">Depois colocar a senha.<text:line-break/></text:p>
            </text:list-item>
          </text:list>
        </text:list-item>
        <text:list-item>
          <text:p text:style-name="P14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1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5T00:23:49Z</meta:creation-date>
    <dc:date>2022-04-05T00:23:49Z</dc:date>
    <meta:user-defined meta:name="date" meta:value-type="string">2022-04-04</meta:user-defined>
    <meta:user-defined meta:name="output" meta:value-type="string"/>
    <meta:user-defined meta:name="subtitle" meta:value-type="string">Readme.rmd</meta:user-defined>
  </office:meta>
</office:document-meta>
</file>